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5-10-21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0896" calcext:value-type="float">
            <text:p>49.8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5-07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6984" calcext:value-type="float">
            <text:p>47.4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5-04-0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5-01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4-10-01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2048" calcext:value-type="float">
            <text:p>49.1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4-07-17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4-04-1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4-01-0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4936" calcext:value-type="float">
            <text:p>47.8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3-10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3-07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3-04-2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3-01-2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7544" calcext:value-type="float">
            <text:p>48.1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2-10-18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2-07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3432" calcext:value-type="float">
            <text:p>48.0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2-04-27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2-04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2-01-25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1-10-2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1-07-1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1816" calcext:value-type="float">
            <text:p>49.5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1-04-19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9616" calcext:value-type="float">
            <text:p>47.2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1-04-1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3688" calcext:value-type="float">
            <text:p>47.0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1-01-1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468" calcext:value-type="float">
            <text:p>48.8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0-10-2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0-07-0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20-01-3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46" calcext:value-type="float">
            <text:p>48.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9-10-2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9-07-1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7256" calcext:value-type="float">
            <text:p>47.3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9-04-29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9-01-23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8-10-3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8-07-17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8-04-1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8-01-2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7-10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7-07-1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7-04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7-01-31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6-10-2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6-07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6-04-2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6-01-28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5-10-2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0952" calcext:value-type="float">
            <text:p>43.4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5-07-07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5-04-1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8552" calcext:value-type="float">
            <text:p>39.4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5-01-1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4-10-1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7304" calcext:value-type="float">
            <text:p>42.4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4-04-15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4-01-17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3096" calcext:value-type="float">
            <text:p>40.7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3-07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3-04-30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3-02-13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2-03-12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1-12-1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1-09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1-06-1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1-03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0-10-18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10-03-3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9-12-2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9-09-2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9-06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7-12-1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7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6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6-09-2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6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6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5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5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5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5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4-12-2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4-06-09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4-03-08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3-12-12 2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3-10-1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3-09-15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3-08-0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3-06-3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3-05-2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3-03-21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3-02-1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2-09-17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2-08-19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2-07-05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2-06-05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2-04-12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2-03-0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2-02-07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1-12-21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1-11-1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1-10-18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1-09-12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1-08-1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1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1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0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9928" calcext:value-type="float">
            <text:p>43.6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0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7256" calcext:value-type="float">
            <text:p>43.5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0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0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0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0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0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0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2000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0024" calcext:value-type="float">
            <text:p>41.3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9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C0007719</text:p>
          </table:table-cell>
          <table:table-cell office:value-type="string" calcext:value-type="string">
            <text:p>03S/01W-04DDC</text:p>
          </table:table-cell>
          <table:table-cell office:value-type="string" calcext:value-type="string">
            <text:p>1998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8" meta:object-count="0"/>
    <meta:user-defined meta:name="AppVersion">3.0</meta:user-defined>
  </office:meta>
</office:document-meta>
</file>